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1.147cm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svg:stroke-color="#808080" draw:marker-start="Arrowheads_20_3" draw:marker-start-width="0.15cm" draw:marker-end="" draw:marker-end-width="0.15cm" draw:textarea-horizontal-align="center" draw:textarea-vertical-align="middle"/>
    </style:style>
    <style:style style:name="gr7" style:family="graphic" style:parent-style-name="standard">
      <style:graphic-properties svg:stroke-color="#808080" draw:marker-start="" draw:marker-start-width="0.15cm" draw:marker-end="" draw:marker-end-width="0.15cm" draw:textarea-horizontal-align="center" draw:textarea-vertical-align="middle"/>
    </style:style>
    <style:style style:name="gr8" style:family="graphic" style:parent-style-name="standard">
      <style:graphic-properties svg:stroke-width="0.05cm" draw:marker-start-width="0.175cm" draw:marker-end-width="0.1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6pt"/>
    </style:style>
    <style:style style:name="P6" style:family="paragraph">
      <style:paragraph-properties fo:margin-left="0cm" fo:margin-right="0cm" fo:text-indent="0cm"/>
      <style:text-properties fo:font-size="4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6pt"/>
    </style:style>
    <style:style style:name="T3" style:family="text">
      <style:text-properties fo:font-family="Arial" style:font-family-generic="swiss" style:font-pitch="variable" fo:font-size="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frame draw:style-name="gr1" draw:text-style-name="P2" draw:layer="layout" svg:width="1.147cm" svg:height="0.488cm" svg:x="0.553cm" svg:y="0.012cm">
              <draw:text-box>
                <text:p text:style-name="P1"><text:span text:style-name="T1">X</text:span></text:p>
              </draw:text-box>
            </draw:frame>
            <draw:rect draw:style-name="gr2" draw:text-style-name="P3" draw:layer="layout" svg:width="0.4cm" svg:height="2.4cm" svg:x="0.1cm" svg:y="0.312cm">
              <text:p text:style-name="P4"/>
            </draw:rect>
            <draw:rect draw:style-name="gr2" draw:text-style-name="P3" draw:layer="layout" svg:width="0.4cm" svg:height="2.4cm" svg:x="2.2cm" svg:y="0.3cm">
              <text:p text:style-name="P4"/>
            </draw:rect>
            <draw:g>
              <draw:line draw:style-name="gr2" draw:text-style-name="P3" draw:layer="layout" svg:x1="0.8cm" svg:y1="0.536cm" svg:x2="2.2cm" svg:y2="0.536cm">
                <text:p text:style-name="P4"/>
              </draw:line>
              <draw:line draw:style-name="gr2" draw:text-style-name="P3" draw:layer="layout" svg:x1="0.6cm" svg:y1="0.536cm" svg:x2="0.5cm" svg:y2="0.436cm">
                <text:p text:style-name="P4"/>
              </draw:line>
              <draw:line draw:style-name="gr2" draw:text-style-name="P3" draw:layer="layout" svg:x1="0.6cm" svg:y1="0.536cm" svg:x2="0.5cm" svg:y2="0.536cm">
                <text:p text:style-name="P4"/>
              </draw:line>
              <draw:line draw:style-name="gr2" draw:text-style-name="P3" draw:layer="layout" svg:x1="0.6cm" svg:y1="0.536cm" svg:x2="0.5cm" svg:y2="0.636cm">
                <text:p text:style-name="P4"/>
              </draw:line>
              <draw:frame draw:style-name="gr3" draw:text-style-name="P3" draw:layer="layout" svg:width="0.264cm" svg:height="0.264cm" svg:x="0.6cm" svg:y="0.436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0.872cm" svg:x2="2.2cm" svg:y2="0.872cm">
                <text:p text:style-name="P4"/>
              </draw:line>
              <draw:line draw:style-name="gr2" draw:text-style-name="P3" draw:layer="layout" svg:x1="0.6cm" svg:y1="0.872cm" svg:x2="0.5cm" svg:y2="0.772cm">
                <text:p text:style-name="P4"/>
              </draw:line>
              <draw:line draw:style-name="gr2" draw:text-style-name="P3" draw:layer="layout" svg:x1="0.6cm" svg:y1="0.872cm" svg:x2="0.5cm" svg:y2="0.872cm">
                <text:p text:style-name="P4"/>
              </draw:line>
              <draw:line draw:style-name="gr2" draw:text-style-name="P3" draw:layer="layout" svg:x1="0.6cm" svg:y1="0.872cm" svg:x2="0.5cm" svg:y2="0.972cm">
                <text:p text:style-name="P4"/>
              </draw:line>
              <draw:frame draw:style-name="gr3" draw:text-style-name="P3" draw:layer="layout" svg:width="0.264cm" svg:height="0.264cm" svg:x="0.6cm" svg:y="0.7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172cm" svg:x2="2.2cm" svg:y2="1.172cm">
                <text:p text:style-name="P4"/>
              </draw:line>
              <draw:line draw:style-name="gr2" draw:text-style-name="P3" draw:layer="layout" svg:x1="0.6cm" svg:y1="1.172cm" svg:x2="0.5cm" svg:y2="1.072cm">
                <text:p text:style-name="P4"/>
              </draw:line>
              <draw:line draw:style-name="gr2" draw:text-style-name="P3" draw:layer="layout" svg:x1="0.6cm" svg:y1="1.172cm" svg:x2="0.5cm" svg:y2="1.172cm">
                <text:p text:style-name="P4"/>
              </draw:line>
              <draw:line draw:style-name="gr2" draw:text-style-name="P3" draw:layer="layout" svg:x1="0.6cm" svg:y1="1.172cm" svg:x2="0.5cm" svg:y2="1.272cm">
                <text:p text:style-name="P4"/>
              </draw:line>
              <draw:frame draw:style-name="gr3" draw:text-style-name="P3" draw:layer="layout" svg:width="0.264cm" svg:height="0.264cm" svg:x="0.6cm" svg:y="1.0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472cm" svg:x2="2.2cm" svg:y2="1.472cm">
                <text:p text:style-name="P4"/>
              </draw:line>
              <draw:line draw:style-name="gr2" draw:text-style-name="P3" draw:layer="layout" svg:x1="0.6cm" svg:y1="1.472cm" svg:x2="0.5cm" svg:y2="1.372cm">
                <text:p text:style-name="P4"/>
              </draw:line>
              <draw:line draw:style-name="gr2" draw:text-style-name="P3" draw:layer="layout" svg:x1="0.6cm" svg:y1="1.472cm" svg:x2="0.5cm" svg:y2="1.472cm">
                <text:p text:style-name="P4"/>
              </draw:line>
              <draw:line draw:style-name="gr2" draw:text-style-name="P3" draw:layer="layout" svg:x1="0.6cm" svg:y1="1.472cm" svg:x2="0.5cm" svg:y2="1.572cm">
                <text:p text:style-name="P4"/>
              </draw:line>
              <draw:frame draw:style-name="gr3" draw:text-style-name="P3" draw:layer="layout" svg:width="0.264cm" svg:height="0.264cm" svg:x="0.6cm" svg:y="1.3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772cm" svg:x2="2.2cm" svg:y2="1.772cm">
                <text:p text:style-name="P4"/>
              </draw:line>
              <draw:line draw:style-name="gr2" draw:text-style-name="P3" draw:layer="layout" svg:x1="0.6cm" svg:y1="1.772cm" svg:x2="0.5cm" svg:y2="1.672cm">
                <text:p text:style-name="P4"/>
              </draw:line>
              <draw:line draw:style-name="gr2" draw:text-style-name="P3" draw:layer="layout" svg:x1="0.6cm" svg:y1="1.772cm" svg:x2="0.5cm" svg:y2="1.772cm">
                <text:p text:style-name="P4"/>
              </draw:line>
              <draw:line draw:style-name="gr2" draw:text-style-name="P3" draw:layer="layout" svg:x1="0.6cm" svg:y1="1.772cm" svg:x2="0.5cm" svg:y2="1.872cm">
                <text:p text:style-name="P4"/>
              </draw:line>
              <draw:frame draw:style-name="gr3" draw:text-style-name="P3" draw:layer="layout" svg:width="0.264cm" svg:height="0.264cm" svg:x="0.6cm" svg:y="1.6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2.072cm" svg:x2="2.2cm" svg:y2="2.072cm">
                <text:p text:style-name="P4"/>
              </draw:line>
              <draw:line draw:style-name="gr2" draw:text-style-name="P3" draw:layer="layout" svg:x1="0.6cm" svg:y1="2.072cm" svg:x2="0.5cm" svg:y2="1.972cm">
                <text:p text:style-name="P4"/>
              </draw:line>
              <draw:line draw:style-name="gr2" draw:text-style-name="P3" draw:layer="layout" svg:x1="0.6cm" svg:y1="2.072cm" svg:x2="0.5cm" svg:y2="2.072cm">
                <text:p text:style-name="P4"/>
              </draw:line>
              <draw:line draw:style-name="gr2" draw:text-style-name="P3" draw:layer="layout" svg:x1="0.6cm" svg:y1="2.072cm" svg:x2="0.5cm" svg:y2="2.172cm">
                <text:p text:style-name="P4"/>
              </draw:line>
              <draw:frame draw:style-name="gr3" draw:text-style-name="P3" draw:layer="layout" svg:width="0.264cm" svg:height="0.264cm" svg:x="0.6cm" svg:y="1.9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2.4cm" svg:x2="2.2cm" svg:y2="2.4cm">
                <text:p text:style-name="P4"/>
              </draw:line>
              <draw:line draw:style-name="gr2" draw:text-style-name="P3" draw:layer="layout" svg:x1="0.6cm" svg:y1="2.4cm" svg:x2="0.5cm" svg:y2="2.3cm">
                <text:p text:style-name="P4"/>
              </draw:line>
              <draw:line draw:style-name="gr2" draw:text-style-name="P3" draw:layer="layout" svg:x1="0.6cm" svg:y1="2.4cm" svg:x2="0.5cm" svg:y2="2.4cm">
                <text:p text:style-name="P4"/>
              </draw:line>
              <draw:line draw:style-name="gr2" draw:text-style-name="P3" draw:layer="layout" svg:x1="0.6cm" svg:y1="2.4cm" svg:x2="0.5cm" svg:y2="2.5cm">
                <text:p text:style-name="P4"/>
              </draw:line>
              <draw:frame draw:style-name="gr3" draw:text-style-name="P3" draw:layer="layout" svg:width="0.264cm" svg:height="0.264cm" svg:x="0.6cm" svg:y="2.3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rect draw:style-name="gr4" draw:text-style-name="P3" draw:layer="layout" svg:width="1cm" svg:height="2.2cm" svg:x="1cm" svg:y="0.4cm">
              <text:p text:style-name="P4"/>
            </draw:rect>
            <draw:frame draw:style-name="gr5" draw:text-style-name="P5" draw:layer="layout" svg:width="1cm" svg:height="0.393cm" svg:x="1cm" svg:y="2.2cm">
              <draw:text-box>
                <text:p text:style-name="P4"><text:span text:style-name="T2">Tanh</text:span></text:p>
              </draw:text-box>
            </draw:frame>
            <draw:line draw:style-name="gr6" draw:text-style-name="P3" draw:layer="layout" svg:x1="1.5cm" svg:y1="0.9cm" svg:x2="1.5cm" svg:y2="2cm">
              <text:p text:style-name="P4"/>
            </draw:line>
            <draw:line draw:style-name="gr6" draw:text-style-name="P3" draw:layer="layout" svg:x1="1.9cm" svg:y1="1.6cm" svg:x2="1.1cm" svg:y2="1.6cm">
              <text:p text:style-name="P4"/>
            </draw:line>
            <draw:line draw:style-name="gr7" draw:text-style-name="P3" draw:layer="layout" svg:x1="1.606cm" svg:y1="1.279cm" svg:x2="1.406cm" svg:y2="1.279cm">
              <text:p text:style-name="P4"/>
            </draw:line>
            <draw:g>
              <draw:path draw:style-name="gr8" draw:text-style-name="P3" draw:layer="layout" svg:width="0.397cm" svg:height="0.097cm" draw:transform="skewX (0.603185789489126) rotate (1.08646745936627) translate (1.47309770805742cm 1.5487369477229cm)" svg:viewBox="0 0 398 98" svg:d="m0 4097c179-55 240-88 398 51">
                <text:p text:style-name="P4"/>
              </draw:path>
              <draw:path draw:style-name="gr8" draw:text-style-name="P3" draw:layer="layout" svg:width="0.202cm" svg:height="0.199cm" draw:transform="skewX (0.463733982254806) rotate (1.08611839351587) translate (1.656cm 1.30189873417722cm)" svg:viewBox="0 0 203 200" svg:d="m0 4144c62 60 71 61 203 200">
                <text:p text:style-name="P4"/>
              </draw:path>
            </draw:g>
            <draw:frame draw:style-name="gr9" draw:text-style-name="P7" draw:layer="layout" svg:width="0.078cm" svg:height="0.162cm" svg:x="1.5cm" svg:y="1.138cm">
              <draw:text-box>
                <text:p text:style-name="P6"><text:span text:style-name="T3">1</text:span></text:p>
              </draw:text-box>
            </draw:frame>
            <draw:line draw:style-name="gr7" draw:text-style-name="P3" draw:layer="layout" svg:x1="1.606cm" svg:y1="1.279cm" svg:x2="1.406cm" svg:y2="1.279cm">
              <text:p text:style-name="P4"/>
            </draw:line>
            <draw:line draw:style-name="gr7" draw:text-style-name="P3" draw:layer="layout" svg:x1="1.6cm" svg:y1="1.9cm" svg:x2="1.4cm" svg:y2="1.9cm">
              <text:p text:style-name="P4"/>
            </draw:line>
            <draw:frame draw:style-name="gr9" draw:text-style-name="P7" draw:layer="layout" svg:width="0.125cm" svg:height="0.162cm" svg:x="1.5cm" svg:y="1.738cm">
              <draw:text-box>
                <text:p text:style-name="P6"><text:span text:style-name="T3">-1</text:span></text:p>
              </draw:text-box>
            </draw:frame>
            <draw:g>
              <draw:path draw:style-name="gr8" draw:text-style-name="P3" draw:layer="layout" svg:width="0.397cm" svg:height="0.097cm" draw:transform="skewX (0.606152849217516) rotate (-2.05739412225171) translate (1.52899277665473cm 1.65109659756395cm)" svg:viewBox="0 0 398 98" svg:d="m0-4199c178-56 239-89 398 50">
                <text:p text:style-name="P4"/>
              </draw:path>
              <draw:path draw:style-name="gr8" draw:text-style-name="P3" draw:layer="layout" svg:width="0.222cm" svg:height="0.199cm" draw:transform="skewX (0.540353936417342) rotate (-2.05634692470052) translate (1.346cm 1.89710126582278cm)" svg:viewBox="0 0 223 200" svg:d="m0-4152c68 61 77 61 223 200">
                <text:p text:style-name="P4"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6T00:33:47</dc:date>
    <dc:language>pl-PL</dc:language>
    <meta:editing-cycles>10</meta:editing-cycles>
    <meta:editing-duration>PT1H29M14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